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74000020F0000008B34E9D2497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8.159cm" svg:height="2.154cm" svg:x="-0.299cm" svg:y="-0.123cm">
          <draw:image xlink:href="Pictures/20000074000020F0000008B34E9D249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493cm" fo:page-height="2.03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dc:date>2011-03-10T11:58:22</dc:date>
    <meta:editing-cycles>4</meta:editing-cycles>
    <meta:editing-duration>PT22M11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